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border-top="none" fo:border-left="none" fo:border-bottom="0.0104in solid #CCCCCC" fo:border-right="none" fo:padding-top="0in" fo:padding-left="0in" fo:padding-bottom="0.0277in" fo:padding-right="0in" style:shadow="none" fo:text-align="justify" style:vertical-align="auto" fo:margin-top="0.3333in" fo:margin-bottom="0.0694in"/>
      <style:text-properties style:font-name="Arial" style:font-name-asian="Times New Roman" style:font-name-complex="Arial" fo:font-weight="bold" style:font-weight-asian="bold" style:font-weight-complex="bold" fo:color="#333333" style:letter-kerning="false" fo:font-size="14pt" style:font-size-asian="14pt" style:font-size-complex="14pt" style:language-asian="pt" style:country-asian="BR" style:language-complex="ar" style:country-complex="SA" fo:hyphenate="true"/>
    </style:style>
    <style:style style:name="P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40" style:parent-style-name="Normal" style:family="paragraph">
      <style:paragraph-properties fo:text-align="justify" style:vertical-align="auto" fo:margin-top="0.0833in" fo:margin-bottom="0.0833in" fo:margin-left="0.5833in" fo:margin-right="0.0833in">
        <style:tab-stops/>
      </style:paragraph-properties>
      <style:text-properties fo:hyphenate="true"/>
    </style:style>
    <style:style style:name="T41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/>
    </style:style>
    <style:style style:name="T42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333333" style:letter-kerning="false" fo:font-size="9pt" style:font-size-asian="9pt" style:font-size-complex="9pt" style:language-asian="pt" style:country-asian="BR" style:language-complex="ar" style:country-complex="SA"/>
    </style:style>
    <style:style style:name="T43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/>
    </style:style>
    <style:style style:name="P4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4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4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4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4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4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6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5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5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5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8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6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7" style:parent-style-name="Normal" style:family="paragraph">
      <style:paragraph-properties fo:text-align="justify" style:vertical-align="auto" fo:margin-left="0.5in">
        <style:tab-stops/>
      </style:paragraph-properties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98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9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0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1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2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3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4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5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6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7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8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9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1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1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8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4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4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4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6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6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6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7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7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7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7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4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5" style:parent-style-name="Normal" style:family="paragraph">
      <style:paragraph-properties fo:text-align="justify" style:vertical-align="auto" fo:margin-left="0.5in">
        <style:tab-stops/>
      </style:paragraph-properties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86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7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8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9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0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1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2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3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4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5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6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7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8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9" style:parent-style-name="Normal" style:family="paragraph">
      <style:paragraph-properties fo:text-align="justify" style:vertical-align="auto" fo:margin-left="0.5in">
        <style:tab-stops/>
      </style:paragraph-properties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0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</office:automatic-styles>
  <office:body>
    <office:text text:use-soft-page-breaks="true">
      <text:p text:style-name="P1">Exercícios Com Listas</text:p>
      <text:list text:style-name="LFO1" text:continue-numbering="true">
        <text:list-item>
          <text:p text:style-name="P2">Faça um Programa que leia um vetor de 5 números inteiros e mostre-os.</text:p>
        </text:list-item>
        <text:list-item>
          <text:p text:style-name="P3">Faça um Programa que leia um vetor de 10 números reais e mostre-os na ordem inversa.</text:p>
        </text:list-item>
        <text:list-item>
          <text:p text:style-name="P4">Faça um Programa que leia 4 notas, mostre as notas e a média na tela.</text:p>
        </text:list-item>
        <text:list-item>
          <text:p text:style-name="P5">Faça um Programa que leia um vetor de 10 caracteres, e diga quantas consoantes foram lidas. Imprima as consoantes.</text:p>
        </text:list-item>
        <text:list-item>
          <text:p text:style-name="P6">Faça um Programa que leia 20 números inteiros e armazene-os num vetor. Armazene os números pares no vetor PAR e os números IMPARES no vetor impar. Imprima os três vetores.</text:p>
        </text:list-item>
        <text:list-item>
          <text:p text:style-name="P7">Faça um Programa que peça as quatro notas de 10 alunos, calcule e armazene num vetor a média de cada aluno, imprima o número de alunos com média maior ou igual a 7.0.</text:p>
        </text:list-item>
        <text:list-item>
          <text:p text:style-name="P8">Faça um Programa que leia um vetor de 5 números inteiros, mostre a soma, a multiplicação e os números.</text:p>
        </text:list-item>
        <text:list-item>
          <text:p text:style-name="P9">Faça um Programa que peça a idade e a altura de 5 pessoas, armazene cada informação no seu respectivo vetor. Imprima a idade e a altura na ordem inversa a ordem lida.</text:p>
        </text:list-item>
        <text:list-item>
          <text:p text:style-name="P10">Faça um Programa que leia um vetor A com 10 números inteiros, calcule e mostre a soma dos quadrados dos elementos do vetor.</text:p>
        </text:list-item>
        <text:list-item>
          <text:p text:style-name="P11">Faça um Programa que leia dois vetores com 10 elementos cada. Gere um terceiro vetor de 20 elementos, cujos valores deverão ser compostos pelos elementos intercalados dos dois outros vetores.</text:p>
        </text:list-item>
        <text:list-item>
          <text:p text:style-name="P12">Altere o programa anterior, intercalando 3 vetores de 10 elementos cada.</text:p>
        </text:list-item>
        <text:list-item>
          <text:p text:style-name="P13">Foram anotadas as idades e alturas de 30 alunos. Faça um Programa que determine quantos alunos com mais de 13 anos possuem altura inferior à média de altura desses alunos.</text:p>
        </text:list-item>
        <text:list-item>
          <text:p text:style-name="P14">Faça um programa que receba a temperatura média de cada mês do ano e armazene-as em uma lista. Após isto, calcule a média anual das temperaturas e mostre todas as temperaturas acima da média anual, e em que mês elas ocorreram (mostrar o mês por extenso: 1 – Janeiro, 2 – Fevereiro, . . . ).</text:p>
        </text:list-item>
        <text:list-item>
          <text:p text:style-name="P15">Utilizando listas faça um programa que faça 5 perguntas para uma pessoa sobre um crime. As perguntas são:</text:p>
          <text:list text:continue-numbering="true">
            <text:list-item>
              <text:p text:style-name="P16">"Telefonou para a vítima?"</text:p>
            </text:list-item>
            <text:list-item>
              <text:p text:style-name="P17">"Esteve no local do crime?"</text:p>
            </text:list-item>
            <text:list-item>
              <text:p text:style-name="P18">"Mora perto da vítima?"</text:p>
            </text:list-item>
            <text:list-item>
              <text:p text:style-name="P19">"Devia para a vítima?"</text:p>
            </text:list-item>
            <text:list-item>
              <text:p text:style-name="P20">"Já trabalhou com a vítima?" O programa deve no final emitir uma classificação sobre a participação da pessoa no crime. Se a pessoa responder positivamente a 2 questões ela deve ser classificada como "Suspeita", entre 3 e 4 como "Cúmplice" e 5 como "Assassino". Caso contrário, ele será classificado como "Inocente".</text:p>
            </text:list-item>
          </text:list>
        </text:list-item>
        <text:list-item>
          <text:p text:style-name="P21">Faça um programa que leia um número indeterminado de valores, correspondentes a notas, encerrando a entrada de dados quando for informado um valor igual a -1 (que não deve ser armazenado). Após esta entrada de dados, faça:</text:p>
          <text:list text:continue-numbering="true">
            <text:list-item>
              <text:p text:style-name="P22">Mostre a quantidade de valores que foram lidos;</text:p>
            </text:list-item>
            <text:list-item>
              <text:p text:style-name="P23">Exiba todos os valores na ordem em que foram informados, um ao lado do outro;</text:p>
            </text:list-item>
            <text:list-item>
              <text:p text:style-name="P24">Exiba todos os valores na ordem inversa à que foram informados, um abaixo do outro;</text:p>
            </text:list-item>
            <text:list-item>
              <text:p text:style-name="P25">Calcule e mostre a soma dos valores;</text:p>
            </text:list-item>
            <text:list-item>
              <text:p text:style-name="P26">Calcule e mostre a média dos valores;</text:p>
            </text:list-item>
            <text:list-item>
              <text:p text:style-name="P27">Calcule e mostre a quantidade de valores acima da média calculada;</text:p>
            </text:list-item>
            <text:list-item>
              <text:p text:style-name="P28">Calcule e mostre a quantidade de valores abaixo de sete;</text:p>
            </text:list-item>
            <text:list-item>
              <text:p text:style-name="P29">Encerre o programa com uma mensagem;</text:p>
            </text:list-item>
          </text:list>
        </text:list-item>
        <text:list-item>
          <text:p text:style-name="P30">Utilize uma lista para resolver o problema a seguir. Uma empresa paga seus vendedores com base em comissões. O vendedor recebe $200 por semana mais 9 por cento de suas vendas brutas daquela semana. Por exemplo, um vendedor que teve vendas brutas de $3000 em uma semana recebe $200 mais 9 por cento de $3000, ou seja, um total de $470. Escreva um programa (usando um array de contadores) que determine quantos vendedores receberam salários nos seguintes intervalos de valores:</text:p>
          <text:list text:continue-numbering="true">
            <text:list-item>
              <text:p text:style-name="P31">$200 - $299</text:p>
            </text:list-item>
            <text:list-item>
              <text:p text:style-name="P32">$300 - $399</text:p>
            </text:list-item>
            <text:list-item>
              <text:p text:style-name="P33">$400 - $499</text:p>
            </text:list-item>
            <text:list-item>
              <text:p text:style-name="P34">$500 - $599</text:p>
            </text:list-item>
            <text:list-item>
              <text:p text:style-name="P35">$600 - $699</text:p>
            </text:list-item>
            <text:list-item>
              <text:p text:style-name="P36">$700 - $799</text:p>
            </text:list-item>
            <text:list-item>
              <text:p text:style-name="P37">$800 - $899</text:p>
            </text:list-item>
            <text:list-item>
              <text:p text:style-name="P38">$900 - $999</text:p>
            </text:list-item>
            <text:list-item>
              <text:p text:style-name="P39">$1000 em diante</text:p>
            </text:list-item>
          </text:list>
        </text:list-item>
      </text:list>
      <text:p text:style-name="P40"><text:span text:style-name="T41">Desafio: Crie ma fórmula para chegar na posição da lista a partir do salário, sem fazer vários </text:span><text:span text:style-name="T42">ifs</text:span><text:span text:style-name="T43"> aninhados.</text:span></text:p>
      <text:list text:style-name="LFO1" text:continue-numbering="true">
        <text:list-item>
          <text:p text:style-name="P44">Em uma competição de salto em distância cada atleta tem direito a cinco saltos. O resultado do atleta será determinado pela média dos cinco valores restantes. Você deve fazer um programa que receba o nome e as cinco distâncias alcançadas pelo atleta em seus saltos e depois informe o nome, os saltos e a média dos saltos. O programa deve ser encerrado quando não for informado o nome do atleta. A saída do programa deve ser conforme o exemplo abaixo:</text:p>
        </text:list-item>
        <text:list-item>
          <text:p text:style-name="P45">Atleta: Rodrigo Curvêllo</text:p>
        </text:list-item>
        <text:list-item>
          <text:p text:style-name="P46"><text:s/></text:p>
        </text:list-item>
        <text:list-item>
          <text:p text:style-name="P47">Primeiro Salto: 6.5 m</text:p>
        </text:list-item>
        <text:list-item>
          <text:p text:style-name="P48">Segundo Salto: 6.1 m</text:p>
        </text:list-item>
        <text:list-item>
          <text:p text:style-name="P49">Terceiro Salto: 6.2 m</text:p>
        </text:list-item>
        <text:list-item>
          <text:p text:style-name="P50">Quarto Salto: 5.4 m</text:p>
        </text:list-item>
        <text:list-item>
          <text:p text:style-name="P51">Quinto Salto: 5.3 m</text:p>
        </text:list-item>
        <text:list-item>
          <text:p text:style-name="P52"/>
        </text:list-item>
        <text:list-item>
          <text:p text:style-name="P53">Resultado final:</text:p>
        </text:list-item>
        <text:list-item>
          <text:p text:style-name="P54">Atleta: Rodrigo Curvêllo</text:p>
        </text:list-item>
        <text:list-item>
          <text:p text:style-name="P55">Saltos: 6.5 - 6.1 - 6.2 - 5.4 - 5.3</text:p>
        </text:list-item>
      </text:list>
      <text:p text:style-name="P56">Média dos saltos: 5.9 m</text:p>
      <text:list text:style-name="LFO1" text:continue-numbering="true">
        <text:list-item>
          <text:p text:style-name="P57">Uma grande emissora de televisão quer fazer uma enquete entre os seus telespectadores para saber qual o melhor jogador após cada jogo. Para isto, faz-se necessário o desenvolvimento de um programa, que será utilizado pelas telefonistas, para a computação dos votos. Sua equipe foi contratada para desenvolver este programa, utilizando a linguagem de programação C++. Para computar cada voto, a telefonista digitará um número, entre 1 e 23, correspondente ao número da camisa do jogador. Um número de jogador igual zero, indica que a votação foi encerrada. Se um número inválido for digitado, o programa deve ignorá-lo, mostrando uma breve mensagem de aviso, e voltando a pedir outro número. Após o final da votação, o programa deverá exibir:</text:p>
          <text:list text:continue-numbering="true">
            <text:list-item>
              <text:p text:style-name="P58">O total de votos computados;</text:p>
            </text:list-item>
            <text:list-item>
              <text:p text:style-name="P59">Os númeos e respectivos votos de todos os jogadores que receberam votos;</text:p>
            </text:list-item>
            <text:list-item>
              <text:p text:style-name="P60">O percentual de votos de cada um destes jogadores;</text:p>
            </text:list-item>
            <text:list-item>
              <text:p text:style-name="P61">O número do jogador escolhido como o melhor jogador da partida, juntamente com o número de votos e o percentual de votos dados a ele.</text:p>
              <text:list text:continue-numbering="true">
                <text:list-item>
                  <text:p text:style-name="P62">Observe que os votos inválidos e o zero final não devem ser computados como votos. O resultado aparece ordenado pelo número do jogador. O programa deve fazer uso de arrays. O programa deverá executar o cálculo do percentual de cada jogador através de uma função. Esta função receberá dois parâmetros: o número de votos de um jogador e o total de votos. A função calculará o percentual e retornará o valor calculado. Abaixo segue uma tela de exemplo. O disposição das informações deve ser o mais próxima possível ao exemplo. Os dados são fictícios e podem mudar a cada execução do programa. Ao final, o programa deve ainda gravar os dados referentes ao resultado da votação em um arquivo texto no disco, obedecendo a mesma disposição apresentada na tela.</text:p>
                </text:list-item>
              </text:list>
            </text:list-item>
          </text:list>
        </text:list-item>
        <text:list-item>
          <text:p text:style-name="P63">Enquete: Quem foi o melhor jogador?</text:p>
        </text:list-item>
        <text:list-item>
          <text:p text:style-name="P64"/>
        </text:list-item>
        <text:list-item>
          <text:p text:style-name="P65">Número do jogador (0=fim): 9</text:p>
        </text:list-item>
        <text:list-item>
          <text:p text:style-name="P66">Número do jogador (0=fim): 10</text:p>
        </text:list-item>
        <text:list-item>
          <text:p text:style-name="P67">Número do jogador (0=fim): 9</text:p>
        </text:list-item>
        <text:list-item>
          <text:p text:style-name="P68">Número do jogador (0=fim): 10</text:p>
        </text:list-item>
        <text:list-item>
          <text:p text:style-name="P69">Número do jogador (0=fim): 11</text:p>
        </text:list-item>
        <text:list-item>
          <text:p text:style-name="P70">Número do jogador (0=fim): 10</text:p>
        </text:list-item>
        <text:list-item>
          <text:p text:style-name="P71">Número do jogador (0=fim): 50</text:p>
        </text:list-item>
        <text:list-item>
          <text:p text:style-name="P72">Informe um valor entre 1 e 23 ou 0 para sair!</text:p>
        </text:list-item>
        <text:list-item>
          <text:p text:style-name="P73">Número do jogador (0=fim): 9</text:p>
        </text:list-item>
        <text:list-item>
          <text:p text:style-name="P74">Número do jogador (0=fim): 9</text:p>
        </text:list-item>
        <text:list-item>
          <text:p text:style-name="P75">Número do jogador (0=fim): 0</text:p>
        </text:list-item>
        <text:list-item>
          <text:p text:style-name="P76"/>
        </text:list-item>
        <text:list-item>
          <text:p text:style-name="P77">Resultado da votação:</text:p>
        </text:list-item>
        <text:list-item>
          <text:p text:style-name="P78"/>
        </text:list-item>
        <text:list-item>
          <text:p text:style-name="P79">Foram computados 8 votos.</text:p>
        </text:list-item>
        <text:list-item>
          <text:p text:style-name="P80"/>
        </text:list-item>
        <text:list-item>
          <text:p text:style-name="P81">Jogador Votos <text:s text:c="10"/>%</text:p>
        </text:list-item>
        <text:list-item>
          <text:p text:style-name="P82">9 <text:s text:c="14"/>4 <text:s text:c="14"/>50,0%</text:p>
        </text:list-item>
        <text:list-item>
          <text:p text:style-name="P83">10 <text:s text:c="13"/>3 <text:s text:c="14"/>37,5%</text:p>
        </text:list-item>
        <text:list-item>
          <text:p text:style-name="P84">11 <text:s text:c="13"/>1 <text:s text:c="14"/>12,5%</text:p>
        </text:list-item>
      </text:list>
      <text:p text:style-name="P85">O melhor jogador foi o número 9, com 4 votos, correspondendo a 50% do total de votos.</text:p>
      <text:list text:style-name="LFO1" text:continue-numbering="true">
        <text:list-item>
          <text:p text:style-name="P86">Uma empresa de pesquisas precisa tabular os resultados da seguinte enquete feita a um grande quantidade de organizações:</text:p>
        </text:list-item>
        <text:list-item>
          <text:p text:style-name="P87">"Qual o melhor Sistema Operacional para uso em servidores?"</text:p>
        </text:list-item>
        <text:list-item>
          <text:p text:style-name="P88"/>
        </text:list-item>
        <text:list-item>
          <text:p text:style-name="P89">As possíveis respostas são:</text:p>
        </text:list-item>
        <text:list-item>
          <text:p text:style-name="P90"/>
        </text:list-item>
        <text:list-item>
          <text:p text:style-name="P91">1- Windows Server</text:p>
        </text:list-item>
        <text:list-item>
          <text:p text:style-name="P92">2- Unix</text:p>
        </text:list-item>
        <text:list-item>
          <text:p text:style-name="P93">3- Linux</text:p>
        </text:list-item>
        <text:list-item>
          <text:p text:style-name="P94">4- Netware</text:p>
        </text:list-item>
        <text:list-item>
          <text:p text:style-name="P95">5- Mac OS</text:p>
        </text:list-item>
      </text:list>
      <text:p text:style-name="P96">6- Outro</text:p>
      <text:p text:style-name="P97">Você foi contratado para desenvolver um programa que leia o resultado da enquete e informe ao final o resultado da mesma. O programa deverá ler os valores até ser informado o valor 0, que encerra a entrada dos dados. Não deverão ser aceitos valores além dos válidos para o programa (0 a 6). Os valores referentes a cada uma das opções devem ser armazenados num vetor. Após os dados terem sido completamente informados, o programa deverá calcular a percentual de cada um dos concorrentes e informar o vencedor da enquete. O formato da saída foi dado pela empresa, e é o seguinte:</text:p>
      <text:p text:style-name="P98">Sistema Operacional <text:s text:c="4"/>Votos <text:s text:c="2"/>%</text:p>
      <text:p text:style-name="P99">------------------- <text:s text:c="4"/>----- <text:s text:c="2"/>---</text:p>
      <text:p text:style-name="P100">Windows Server <text:s text:c="10"/>1500 <text:s text:c="2"/>17%</text:p>
      <text:p text:style-name="P101">Unix <text:s text:c="20"/>3500 <text:s text:c="2"/>40%</text:p>
      <text:p text:style-name="P102">Linux <text:s text:c="19"/>3000 <text:s text:c="2"/>34%</text:p>
      <text:p text:style-name="P103">Netware <text:s text:c="18"/>500 <text:s text:c="3"/>5%</text:p>
      <text:p text:style-name="P104">Mac OS <text:s text:c="19"/>150 <text:s text:c="3"/>2%</text:p>
      <text:p text:style-name="P105">Outro <text:s text:c="20"/>150 <text:s text:c="3"/>2%</text:p>
      <text:p text:style-name="P106">------------------- <text:s text:c="4"/>-----</text:p>
      <text:p text:style-name="P107">Total <text:s text:c="19"/>8800</text:p>
      <text:p text:style-name="P108"/>
      <text:p text:style-name="P109">O Sistema Operacional mais votado foi o Unix, com 3500 votos, correspondendo a 40% dos votos.</text:p>
      <text:list text:style-name="LFO1" text:continue-numbering="true">
        <text:list-item>
          <text:p text:style-name="P110">As Organizações Tabajara resolveram dar um abono aos seus colaboradores em reconhecimento ao bom resultado alcançado durante o ano que passou. Para isto contratou você para desenvolver a aplicação que servirá como uma projeção de quanto será gasto com o pagamento deste abono.</text:p>
          <text:list text:continue-numbering="true">
            <text:list-item>
              <text:p text:style-name="P111">Após reuniões envolvendo a diretoria executiva, a diretoria financeira e os representantes do sindicato laboral, chegou-se a seguinte forma de cálculo:</text:p>
            </text:list-item>
            <text:list-item>
              <text:p text:style-name="P112">a.Cada funcionário receberá o equivalente a 20% do seu salário bruto de dezembro; a.O piso do abono será de 100 reais, isto é, aqueles funcionários cujo salário for muito baixo, recebem este valor mínimo; Neste momento, não se deve ter nenhuma preocupação com colaboradores com tempo menor de casa, descontos, impostos ou outras particularidades. Seu programa deverá permitir a digitação do salário de um número indefinido (desconhecido) de salários. Um valor de salário igual a 0 (zero) encerra a digitação. Após a entrada de todos os dados o programa deverá calcular o valor do abono concedido a cada colaborador, de acordo com a regra definida acima. Ao final, o programa deverá apresentar:</text:p>
            </text:list-item>
            <text:list-item>
              <text:p text:style-name="P113">O salário de cada funcionário, juntamente com o valor do abono;</text:p>
            </text:list-item>
            <text:list-item>
              <text:p text:style-name="P114">O número total de funcionário processados;</text:p>
            </text:list-item>
            <text:list-item>
              <text:p text:style-name="P115">O valor total a ser gasto com o pagamento do abono;</text:p>
            </text:list-item>
            <text:list-item>
              <text:p text:style-name="P116">O número de funcionário que receberá o valor mínimo de 100 reais;</text:p>
            </text:list-item>
            <text:list-item>
              <text:p text:style-name="P117">O maior valor pago como abono; A tela abaixo é um exemplo de execução do programa, apenas para fins ilustrativos. Os valores podem mudar a cada execução do programa.</text:p>
            </text:list-item>
          </text:list>
        </text:list-item>
        <text:list-item>
          <text:p text:style-name="P118">Projeção de Gastos com Abono</text:p>
        </text:list-item>
        <text:list-item>
          <text:p text:style-name="P119">============================<text:s/></text:p>
        </text:list-item>
        <text:list-item>
          <text:p text:style-name="P120"><text:s/></text:p>
        </text:list-item>
        <text:list-item>
          <text:p text:style-name="P121">Salário: 1000</text:p>
        </text:list-item>
        <text:list-item>
          <text:p text:style-name="P122">Salário: 300</text:p>
        </text:list-item>
        <text:list-item>
          <text:p text:style-name="P123">Salário: 500</text:p>
        </text:list-item>
        <text:list-item>
          <text:p text:style-name="P124">Salário: 100</text:p>
        </text:list-item>
        <text:list-item>
          <text:p text:style-name="P125">Salário: 4500</text:p>
        </text:list-item>
        <text:list-item>
          <text:p text:style-name="P126">Salário: 0</text:p>
        </text:list-item>
        <text:list-item>
          <text:p text:style-name="P127"><text:s/></text:p>
        </text:list-item>
        <text:list-item>
          <text:p text:style-name="P128">Salário <text:s text:c="3"/>- Abono <text:s text:c="4"/></text:p>
        </text:list-item>
        <text:list-item>
          <text:p text:style-name="P129">R$ 1000.00 - R$ <text:s/>200.00</text:p>
        </text:list-item>
        <text:list-item>
          <text:p text:style-name="P130">R$ <text:s/>300.00 - R$ <text:s/>100.00</text:p>
        </text:list-item>
        <text:list-item>
          <text:p text:style-name="P131">R$ <text:s/>500.00 - R$ <text:s/>100.00</text:p>
        </text:list-item>
        <text:list-item>
          <text:p text:style-name="P132">R$ <text:s/>100.00 - R$ <text:s/>100.00</text:p>
        </text:list-item>
        <text:list-item>
          <text:p text:style-name="P133">R$ 4500.00 - R$ <text:s/>900.00</text:p>
        </text:list-item>
        <text:list-item>
          <text:p text:style-name="P134"><text:s/></text:p>
        </text:list-item>
        <text:list-item>
          <text:p text:style-name="P135">Foram processados 5 colaboradores</text:p>
        </text:list-item>
        <text:list-item>
          <text:p text:style-name="P136">Total gasto com abonos: R$ 1400.00</text:p>
        </text:list-item>
        <text:list-item>
          <text:p text:style-name="P137">Valor mínimo pago a 3 colaboradores</text:p>
        </text:list-item>
      </text:list>
      <text:p text:style-name="P138">Maior valor de abono pago: R$ 900.00</text:p>
      <text:list text:style-name="LFO1" text:continue-numbering="true">
        <text:list-item>
          <text:p text:style-name="P139">Faça um programa que carregue uma lista com os modelos de cinco carros (exemplo de modelos: FUSCA, GOL, VECTRA etc). Carregue uma outra lista com o consumo desses carros, isto é, quantos quilômetros cada um desses carros faz com um litro de combustível. Calcule e mostre:</text:p>
          <text:list text:continue-numbering="true">
            <text:list-item>
              <text:p text:style-name="P140">O modelo do carro mais econômico;</text:p>
            </text:list-item>
            <text:list-item>
              <text:p text:style-name="P141">Quantos litros de combustível cada um dos carros cadastrados consome para percorrer uma distância de 1000 quilômetros e quanto isto custará, considerando um que a gasolina custe R$ 2,25 o litro. Abaixo segue uma tela de exemplo. O disposição das informações deve ser o mais próxima possível ao exemplo. Os dados são fictícios e podem mudar a cada execução do programa.</text:p>
            </text:list-item>
          </text:list>
        </text:list-item>
        <text:list-item>
          <text:p text:style-name="P142">Comparativo de Consumo de Combustível</text:p>
        </text:list-item>
        <text:list-item>
          <text:p text:style-name="P143"/>
        </text:list-item>
        <text:list-item>
          <text:p text:style-name="P144">Veículo 1</text:p>
        </text:list-item>
        <text:list-item>
          <text:p text:style-name="P145">Nome: fusca</text:p>
        </text:list-item>
        <text:list-item>
          <text:p text:style-name="P146">Km por litro: 7</text:p>
        </text:list-item>
        <text:list-item>
          <text:p text:style-name="P147">Veículo 2</text:p>
        </text:list-item>
        <text:list-item>
          <text:p text:style-name="P148">Nome: gol</text:p>
        </text:list-item>
        <text:list-item>
          <text:p text:style-name="P149">Km por litro: 10</text:p>
        </text:list-item>
        <text:list-item>
          <text:p text:style-name="P150">Veículo 3</text:p>
        </text:list-item>
        <text:list-item>
          <text:p text:style-name="P151">Nome: uno</text:p>
        </text:list-item>
        <text:list-item>
          <text:p text:style-name="P152">Km por litro: 12.5</text:p>
        </text:list-item>
        <text:list-item>
          <text:p text:style-name="P153">Veículo 4</text:p>
        </text:list-item>
        <text:list-item>
          <text:p text:style-name="P154">Nome: Vectra</text:p>
        </text:list-item>
        <text:list-item>
          <text:p text:style-name="P155">Km por litro: 9</text:p>
        </text:list-item>
        <text:list-item>
          <text:p text:style-name="P156">Veículo 5</text:p>
        </text:list-item>
        <text:list-item>
          <text:p text:style-name="P157">Nome: Peugeout</text:p>
        </text:list-item>
        <text:list-item>
          <text:p text:style-name="P158">Km por litro: 14.5</text:p>
        </text:list-item>
        <text:list-item>
          <text:p text:style-name="P159"/>
        </text:list-item>
        <text:list-item>
          <text:p text:style-name="P160">Relatório Final</text:p>
        </text:list-item>
        <text:list-item>
          <text:p text:style-name="P161"><text:s/>1 - fusca <text:s text:c="10"/>- <text:s text:c="3"/>7.0 - <text:s/>142.9 litros - R$ 321.43</text:p>
        </text:list-item>
        <text:list-item>
          <text:p text:style-name="P162"><text:s/>2 - gol <text:s text:c="12"/>- <text:s text:c="2"/>10.0 - <text:s/>100.0 litros - R$ 225.00</text:p>
        </text:list-item>
        <text:list-item>
          <text:p text:style-name="P163"><text:s/>3 - uno <text:s text:c="12"/>- <text:s text:c="2"/>12.5 - <text:s text:c="2"/>80.0 litros - R$ 180.00</text:p>
        </text:list-item>
        <text:list-item>
          <text:p text:style-name="P164"><text:s/>4 - vectra <text:s text:c="9"/>- <text:s text:c="3"/>9.0 - <text:s/>111.1 litros - R$ 250.00</text:p>
        </text:list-item>
        <text:list-item>
          <text:p text:style-name="P165"><text:s/>5 - peugeout <text:s text:c="7"/>- <text:s text:c="2"/>14.5 - <text:s text:c="2"/>69.0 litros - R$ 155.17</text:p>
        </text:list-item>
      </text:list>
      <text:p text:style-name="P166">O menor consumo é do peugeout.</text:p>
      <text:list text:style-name="LFO1" text:continue-numbering="true">
        <text:list-item>
          <text:p text:style-name="P167">Sua organização acaba de contratar um estagiário para trabalhar no Suporte de Informática, com a intenção de fazer um levantamento nas sucatas encontradas nesta área. A primeira tarefa dele é testar todos os cerca de 200 mouses que se encontram lá, testando e anotando o estado de cada um deles, para verificar o que se pode aproveitar deles.</text:p>
          <text:list text:continue-numbering="true">
            <text:list-item>
              <text:p text:style-name="P168">Foi requisitado que você desenvolva um programa para registrar este levantamento. O programa deverá receber um número indeterminado de entradas, cada uma contendo: um número de identificação do mouse o tipo de defeito:</text:p>
            </text:list-item>
            <text:list-item>
              <text:p text:style-name="P169">necessita da esfera;</text:p>
            </text:list-item>
            <text:list-item>
              <text:p text:style-name="P170">necessita de limpeza; a.necessita troca do cabo ou conector; a.quebrado ou inutilizado Uma identificação igual a zero encerra o programa. Ao final o programa deverá emitir o seguinte relatório:</text:p>
            </text:list-item>
          </text:list>
        </text:list-item>
        <text:list-item>
          <text:p text:style-name="P171">Quantidade de mouses: 100</text:p>
        </text:list-item>
        <text:list-item>
          <text:p text:style-name="P172"/>
        </text:list-item>
        <text:list-item>
          <text:p text:style-name="P173">Situação <text:s text:c="23"/>Quantidade <text:s text:c="13"/>Percentual</text:p>
        </text:list-item>
        <text:list-item>
          <text:p text:style-name="P174">1- necessita da esfera <text:s text:c="17"/>40 <text:s text:c="20"/>40%</text:p>
        </text:list-item>
        <text:list-item>
          <text:p text:style-name="P175">2- necessita de limpeza <text:s text:c="16"/>30 <text:s text:c="20"/>30%</text:p>
        </text:list-item>
        <text:list-item>
          <text:p text:style-name="P176">3- necessita troca do cabo ou conector <text:s/>15 <text:s text:c="20"/>15%</text:p>
        </text:list-item>
      </text:list>
      <text:p text:style-name="P177">4- quebrado ou inutilizado <text:s text:c="13"/>15 <text:s text:c="20"/>15%</text:p>
      <text:list text:style-name="LFO1" text:continue-numbering="true">
        <text:list-item>
          <text:p text:style-name="P178">A ACME Inc., uma empresa de 500 funcionários, está tendo problemas de espaço em disco no seu servidor de arquivos. Para tentar resolver este problema, o Administrador de Rede precisa saber qual o espaço ocupado pelos usuários, e identificar os usuários com maior espaço ocupado. Através de um programa, baixado da Internet, ele conseguiu gerar o seguinte arquivo, chamado "usuarios.txt":</text:p>
        </text:list-item>
        <text:list-item>
          <text:p text:style-name="P179">alexandre <text:s text:c="6"/>456123789</text:p>
        </text:list-item>
        <text:list-item>
          <text:p text:style-name="P180">anderson <text:s text:c="7"/>1245698456</text:p>
        </text:list-item>
        <text:list-item>
          <text:p text:style-name="P181">antonio <text:s text:c="8"/>123456456</text:p>
        </text:list-item>
        <text:list-item>
          <text:p text:style-name="P182">carlos <text:s text:c="9"/>91257581</text:p>
        </text:list-item>
        <text:list-item>
          <text:p text:style-name="P183">cesar <text:s text:c="10"/>987458</text:p>
        </text:list-item>
      </text:list>
      <text:p text:style-name="P184">rosemary <text:s text:c="7"/>789456125</text:p>
      <text:p text:style-name="P185">Neste arquivo, o nome do usuário possui 15 caracteres. A partir deste arquivo, você deve criar um programa que gere um relatório, chamado "relatório.txt", no seguinte formato:</text:p>
      <text:p text:style-name="P186">ACME Inc. <text:s text:c="14"/>Uso do espaço em disco pelos usuários</text:p>
      <text:p text:style-name="P187">------------------------------------------------------------------------</text:p>
      <text:p text:style-name="P188">Nr. <text:s/>Usuário <text:s text:c="7"/>Espaço utilizado <text:s text:c="4"/>% do uso</text:p>
      <text:p text:style-name="P189"/>
      <text:p text:style-name="P190">1 <text:s text:c="3"/>alexandre <text:s text:c="6"/>434,99 MB <text:s text:c="12"/>16,85%</text:p>
      <text:p text:style-name="P191">2 <text:s text:c="3"/>anderson <text:s text:c="6"/>1187,99 MB <text:s text:c="12"/>46,02%</text:p>
      <text:p text:style-name="P192">3 <text:s text:c="3"/>antonio <text:s text:c="8"/>117,73 MB <text:s text:c="13"/>4,56%</text:p>
      <text:p text:style-name="P193">4 <text:s text:c="3"/>carlos <text:s text:c="10"/>87,03 MB <text:s text:c="13"/>3,37%</text:p>
      <text:p text:style-name="P194">5 <text:s text:c="3"/>cesar <text:s text:c="12"/>0,94 MB <text:s text:c="13"/>0,04%</text:p>
      <text:p text:style-name="P195">6 <text:s text:c="3"/>rosemary <text:s text:c="7"/>752,88 MB <text:s text:c="12"/>29,16%</text:p>
      <text:p text:style-name="P196"/>
      <text:p text:style-name="P197">Espaço total ocupado: 2581,57 MB</text:p>
      <text:p text:style-name="P198">Espaço médio ocupado: 430,26 MB</text:p>
      <text:p text:style-name="P199">O arquivo de entrada deve ser lido uma única vez, e os dados armazenados em memória, caso sejam necessários, de forma a agilizar a execução do programa. A conversão da espaço ocupado em disco, de bytes para megabytes deverá ser feita através de uma função separada, que será chamada pelo programa principal. O cálculo do percentual de uso também deverá ser feito através de uma função, que será chamada pelo programa principal.</text:p>
      <text:list text:style-name="LFO1" text:continue-numbering="true">
        <text:list-item>
          <text:p text:style-name="P200">Faça um programa que simule um lançamento de dados. Lance o dado 100 vezes e armazene os resultados em um vetor . Depois, mostre quantas vezes cada valor foi conseguido. Dica: use um vetor de contadores(1-6) e uma função para gerar numeros aleatórios, simulando os lançamentos dos dado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pt" style:country-asian="B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2Char" style:display-name="Título 2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pt" style:country-asian="BR" style:language-complex="ar" style:country-complex="SA"/>
    </style:style>
    <style:style style:name="line862" style:display-name="line862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Pré-formataçãoHTML" style:display-name="Pré-formatação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3" style:family="text">
      <style:text-properties style:font-name="Wingdings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4LVL3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nta da Microsoft</dc:creator>
    <meta:creation-date>2020-09-04T11:25:00Z</meta:creation-date>
    <dc:date>2021-04-29T14:42:00Z</dc:date>
    <meta:template xlink:href="Normal.dotm" xlink:type="simple"/>
    <meta:editing-cycles>3</meta:editing-cycles>
    <meta:editing-duration>PT60S</meta:editing-duration>
    <meta:document-statistic meta:page-count="1" meta:paragraph-count="28" meta:word-count="2258" meta:character-count="14424" meta:row-count="101" meta:non-whitespace-character-count="12194"/>
  </office:meta>
</office:document-meta>
</file>